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84.19pt" svg:height="423.89pt" svg:x="0pt" svg:y="295.14pt">
            <loext:p draw:notify-on-update-of-ranges="Sheet1.A4:Sheet1.A22 Sheet1.B3:Sheet1.B3 Sheet1.B4:Sheet1.B22 Sheet1.A4:Sheet1.A22 Sheet1.C3:Sheet1.C3 Sheet1.C4:Sheet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.84pt" svg:y="655.6pt">
            <loext:p draw:notify-on-update-of-ranges="Sheet1.B5:Sheet1.B12 Sheet1.C4:Sheet1.C12 Sheet1.C4:Sheet1.C4 Sheet1.B4:Sheet1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mb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t 26.4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1" table:number-matrix-columns-spanned="2" table:number-matrix-rows-spanned="5" table:formula="of:=LINEST([.A4:.A20];[.B4:.B20];1;1)" office:value-type="float" office:value="0.200821842570443" calcext:value-type="float">
            <text:p>0.2008218426</text:p>
          </table:table-cell>
          <table:table-cell office:value-type="float" office:value="35.4309268093953" calcext:value-type="float">
            <text:p>35.4309268094</text:p>
          </table:table-cell>
        </table:table-row>
        <table:table-row table:style-name="ro1">
          <table:table-cell office:value-type="string" calcext:value-type="string">
            <text:p>iron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wm</text:p>
          </table:table-cell>
          <table:table-cell table:number-columns-repeated="10"/>
          <table:table-cell office:value-type="float" office:value="0.00188964769138177" calcext:value-type="float">
            <text:p>0.0018896477</text:p>
          </table:table-cell>
          <table:table-cell office:value-type="float" office:value="3.0326501735894" calcext:value-type="float">
            <text:p>3.03265017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[.N$2]+[.O$2]" office:value-type="float" office:value="105.71857170905" calcext:value-type="float">
            <text:p>105.7185717091</text:p>
          </table:table-cell>
          <table:table-cell table:formula="of:=[.E4]-[.A4]" office:value-type="float" office:value="5.71857170905042" calcext:value-type="float">
            <text:p>5.7185717091</text:p>
          </table:table-cell>
          <table:table-cell table:formula="of:=[.B4]*[.K$18]+[.L$18]" office:value-type="float" office:value="114.640952178167" calcext:value-type="float">
            <text:p>114.6409521782</text:p>
          </table:table-cell>
          <table:table-cell table:formula="of:=[.G4]-[.A4]" office:value-type="float" office:value="14.6409521781668" calcext:value-type="float">
            <text:p>14.6409521782</text:p>
          </table:table-cell>
          <table:table-cell table:formula="of:=[.B4]*[.L$9]+[.M$9]" office:value-type="float" office:value="60.5565217391305" calcext:value-type="float">
            <text:p>60.5565217391</text:p>
          </table:table-cell>
          <table:table-cell table:formula="of:=[.A4]-26.4" office:value-type="float" office:value="73.6" calcext:value-type="float">
            <text:p>73.6</text:p>
          </table:table-cell>
          <table:table-cell table:formula="of:=[.J10]-[.J6]" office:value-type="float" office:value="100" calcext:value-type="float">
            <text:p>100</text:p>
          </table:table-cell>
          <table:table-cell office:value-type="string" calcext:value-type="string">
            <text:p>dT</text:p>
          </table:table-cell>
          <table:table-cell table:formula="of:=[.J6]-[.K7]*[.B6]" office:value-type="float" office:value="21.7060606060606" calcext:value-type="float">
            <text:p>21.7060606061</text:p>
          </table:table-cell>
          <table:table-cell office:value-type="float" office:value="0.998673660687037" calcext:value-type="float">
            <text:p>0.9986736607</text:p>
          </table:table-cell>
          <table:table-cell office:value-type="float" office:value="4.42057666331751" calcext:value-type="float">
            <text:p>4.4205766633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]*[.N$2]+[.O$2]" office:value-type="float" office:value="169.17827396131" calcext:value-type="float">
            <text:p>169.1782739613</text:p>
          </table:table-cell>
          <table:table-cell table:formula="of:=[.E5]-[.A5]" office:value-type="float" office:value="2.67827396131045" calcext:value-type="float">
            <text:p>2.6782739613</text:p>
          </table:table-cell>
          <table:table-cell table:formula="of:=[.B5]*[.K$18]+[.L$18]" office:value-type="float" office:value="174.455788455163" calcext:value-type="float">
            <text:p>174.4557884552</text:p>
          </table:table-cell>
          <table:table-cell table:formula="of:=[.G5]-[.A5]" office:value-type="float" office:value="7.95578845516314" calcext:value-type="float">
            <text:p>7.9557884552</text:p>
          </table:table-cell>
          <table:table-cell table:formula="of:=[.B5]*[.L$9]+[.M$9]" office:value-type="float" office:value="129.252173913044" calcext:value-type="float">
            <text:p>129.252173913</text:p>
          </table:table-cell>
          <table:table-cell table:formula="of:=[.A5]-26.4" office:value-type="float" office:value="140.1" calcext:value-type="float">
            <text:p>140.1</text:p>
          </table:table-cell>
          <table:table-cell table:formula="of:=[.B10]-[.B6]" office:value-type="float" office:value="528" calcext:value-type="float">
            <text:p>528</text:p>
          </table:table-cell>
          <table:table-cell office:value-type="string" calcext:value-type="string">
            <text:p>dADC</text:p>
          </table:table-cell>
          <table:table-cell/>
          <table:table-cell office:value-type="float" office:value="11294.323227774" calcext:value-type="float">
            <text:p>11294.323227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6]*[.N$2]+[.O$2]" office:value-type="float" office:value="196.490044550891" calcext:value-type="float">
            <text:p>196.4900445509</text:p>
          </table:table-cell>
          <table:table-cell table:formula="of:=[.E6]-[.A6]" office:value-type="float" office:value="-3.50995544910927" calcext:value-type="float">
            <text:p>-3.5099554491</text:p>
          </table:table-cell>
          <table:table-cell table:formula="of:=[.B6]*[.K$18]+[.L$18]" office:value-type="float" office:value="200.19888254906" calcext:value-type="float">
            <text:p>200.1988825491</text:p>
          </table:table-cell>
          <table:table-cell table:formula="of:=[.G6]-[.A6]" office:value-type="float" office:value="0.198882549060301" calcext:value-type="float">
            <text:p>0.1988825491</text:p>
          </table:table-cell>
          <table:table-cell table:formula="of:=[.B6]*[.L$9]+[.M$9]" office:value-type="float" office:value="158.817391304348" calcext:value-type="float">
            <text:p>158.8173913043</text:p>
          </table:table-cell>
          <table:table-cell table:formula="of:=[.A6]-26.4" office:value-type="float" office:value="173.6" calcext:value-type="float">
            <text:p>173.6</text:p>
          </table:table-cell>
          <table:table-cell table:number-columns-repeated="3"/>
          <table:table-cell office:value-type="float" office:value="220707.995176515" calcext:value-type="float">
            <text:p>220707.995176515</text:p>
          </table:table-cell>
          <table:table-cell office:value-type="float" office:value="293.12247054401" calcext:value-type="float">
            <text:p>293.1224705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7]*[.N$2]+[.O$2]" office:value-type="float" office:value="228.822361204732" calcext:value-type="float">
            <text:p>228.8223612047</text:p>
          </table:table-cell>
          <table:table-cell table:formula="of:=[.E7]-[.A7]" office:value-type="float" office:value="-1.17763879526791" calcext:value-type="float">
            <text:p>-1.1776387953</text:p>
          </table:table-cell>
          <table:table-cell table:formula="of:=[.B7]*[.K$18]+[.L$18]" office:value-type="float" office:value="230.674163057277" calcext:value-type="float">
            <text:p>230.6741630573</text:p>
          </table:table-cell>
          <table:table-cell table:formula="of:=[.G7]-[.A7]" office:value-type="float" office:value="0.674163057276758" calcext:value-type="float">
            <text:p>0.6741630573</text:p>
          </table:table-cell>
          <table:table-cell table:formula="of:=[.B7]*[.L$9]+[.M$9]" office:value-type="float" office:value="193.817391304348" calcext:value-type="float">
            <text:p>193.8173913043</text:p>
          </table:table-cell>
          <table:table-cell table:formula="of:=[.A7]-26.4" office:value-type="float" office:value="203.6" calcext:value-type="float">
            <text:p>203.6</text:p>
          </table:table-cell>
          <table:table-cell table:formula="of:=[.K4]/[.K5]" office:value-type="float" office:value="0.189393939393939" calcext:value-type="float">
            <text:p>0.189393939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5" calcext:value-type="float">
            <text:p>100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8]*[.N$2]+[.O$2]" office:value-type="float" office:value="237.256878592691" calcext:value-type="float">
            <text:p>237.2568785927</text:p>
          </table:table-cell>
          <table:table-cell table:formula="of:=[.E8]-[.A8]" office:value-type="float" office:value="-2.7431214073093" calcext:value-type="float">
            <text:p>-2.7431214073</text:p>
          </table:table-cell>
          <table:table-cell table:formula="of:=[.B8]*[.K$18]+[.L$18]" office:value-type="float" office:value="238.624236233333" calcext:value-type="float">
            <text:p>238.6242362333</text:p>
          </table:table-cell>
          <table:table-cell table:formula="of:=[.G8]-[.A8]" office:value-type="float" office:value="-1.37576376666675" calcext:value-type="float">
            <text:p>-1.3757637667</text:p>
          </table:table-cell>
          <table:table-cell table:formula="of:=[.B8]*[.L$9]+[.M$9]" office:value-type="float" office:value="202.947826086957" calcext:value-type="float">
            <text:p>202.947826087</text:p>
          </table:table-cell>
          <table:table-cell table:formula="of:=[.A8]-26.4" office:value-type="float" office:value="213.6" calcext:value-type="float">
            <text:p>213.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7" calcext:value-type="float">
            <text:p>106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9]*[.N$2]+[.O$2]" office:value-type="float" office:value="249.707832832058" calcext:value-type="float">
            <text:p>249.7078328321</text:p>
          </table:table-cell>
          <table:table-cell table:formula="of:=[.E9]-[.A9]" office:value-type="float" office:value="-0.292167167941813" calcext:value-type="float">
            <text:p>-0.2921671679</text:p>
          </table:table-cell>
          <table:table-cell table:formula="of:=[.B9]*[.K$18]+[.L$18]" office:value-type="float" office:value="250.360058540845" calcext:value-type="float">
            <text:p>250.3600585408</text:p>
          </table:table-cell>
          <table:table-cell table:formula="of:=[.G9]-[.A9]" office:value-type="float" office:value="0.360058540845159" calcext:value-type="float">
            <text:p>0.3600585408</text:p>
          </table:table-cell>
          <table:table-cell table:formula="of:=[.B9]*[.L$9]+[.M$9]" office:value-type="float" office:value="216.426086956522" calcext:value-type="float">
            <text:p>216.4260869565</text:p>
          </table:table-cell>
          <table:table-cell table:formula="of:=[.A9]-26.4" office:value-type="float" office:value="223.6" calcext:value-type="float">
            <text:p>223.6</text:p>
          </table:table-cell>
          <table:table-cell/>
          <table:table-cell table:formula="of:=([.J12]-[.J10])/([.B12]-[.B10])" office:value-type="float" office:value="0.217391304347826" calcext:value-type="float">
            <text:p>0.2173913043</text:p>
          </table:table-cell>
          <table:table-cell table:formula="of:=[.J10]-[.L9]*[.B10]" office:value-type="float" office:value="-15.5304347826087" calcext:value-type="float">
            <text:p>-15.530434782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0" calcext:value-type="float">
            <text:p>13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0]*[.N$2]+[.O$2]" office:value-type="float" office:value="302.523977428085" calcext:value-type="float">
            <text:p>302.5239774281</text:p>
          </table:table-cell>
          <table:table-cell table:formula="of:=[.E10]-[.A10]" office:value-type="float" office:value="2.52397742808472" calcext:value-type="float">
            <text:p>2.5239774281</text:p>
          </table:table-cell>
          <table:table-cell table:formula="of:=[.B10]*[.K$18]+[.L$18]" office:value-type="float" office:value="300.142659619484" calcext:value-type="float">
            <text:p>300.1426596195</text:p>
          </table:table-cell>
          <table:table-cell table:formula="of:=[.G10]-[.A10]" office:value-type="float" office:value="0.142659619484505" calcext:value-type="float">
            <text:p>0.1426596195</text:p>
          </table:table-cell>
          <table:table-cell table:formula="of:=[.B10]*[.L$9]+[.M$9]" office:value-type="float" office:value="273.6" calcext:value-type="float">
            <text:p>273.6</text:p>
          </table:table-cell>
          <table:table-cell table:formula="of:=[.A10]-26.4" office:value-type="float" office:value="273.6" calcext:value-type="float">
            <text:p>273.6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40" calcext:value-type="float">
            <text:p>154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1]*[.N$2]+[.O$2]" office:value-type="float" office:value="344.696564367878" calcext:value-type="float">
            <text:p>344.6965643679</text:p>
          </table:table-cell>
          <table:table-cell table:formula="of:=[.E11]-[.A11]" office:value-type="float" office:value="-1.30343563212222" calcext:value-type="float">
            <text:p>-1.3034356321</text:p>
          </table:table-cell>
          <table:table-cell table:formula="of:=[.B11]*[.N$18]+[.O$18]" office:value-type="float" office:value="347.042916684266" calcext:value-type="float">
            <text:p>347.0429166843</text:p>
          </table:table-cell>
          <table:table-cell table:formula="of:=[.G11]-[.A11]" office:value-type="float" office:value="1.04291668426566" calcext:value-type="float">
            <text:p>1.0429166843</text:p>
          </table:table-cell>
          <table:table-cell table:formula="of:=[.B11]*[.L$9]+[.M$9]" office:value-type="float" office:value="319.252173913044" calcext:value-type="float">
            <text:p>319.252173913</text:p>
          </table:table-cell>
          <table:table-cell table:formula="of:=[.A11]-26.4" office:value-type="float" office:value="319.6" calcext:value-type="float">
            <text:p>319.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90" calcext:value-type="float">
            <text:p>1790</text:p>
          </table:table-cell>
          <table:table-cell office:value-type="float" office:value="174" calcext:value-type="float">
            <text:p>174</text:p>
          </table:table-cell>
          <table:table-cell office:value-type="float" office:value="2130" calcext:value-type="float">
            <text:p>2130</text:p>
          </table:table-cell>
          <table:table-cell table:formula="of:=[.B12]*[.N$2]+[.O$2]" office:value-type="float" office:value="394.902025010489" calcext:value-type="float">
            <text:p>394.9020250105</text:p>
          </table:table-cell>
          <table:table-cell table:formula="of:=[.E12]-[.A12]" office:value-type="float" office:value="-5.09797498951144" calcext:value-type="float">
            <text:p>-5.0979749895</text:p>
          </table:table-cell>
          <table:table-cell table:formula="of:=[.B12]*[.N$18]+[.O$18]" office:value-type="float" office:value="395.562760868351" calcext:value-type="float">
            <text:p>395.5627608684</text:p>
          </table:table-cell>
          <table:table-cell table:formula="of:=[.G12]-[.A12]" office:value-type="float" office:value="-4.43723913164916" calcext:value-type="float">
            <text:p>-4.4372391316</text:p>
          </table:table-cell>
          <table:table-cell table:formula="of:=[.B12]*[.L$9]+[.M$9]" office:value-type="float" office:value="373.6" calcext:value-type="float">
            <text:p>373.6</text:p>
          </table:table-cell>
          <table:table-cell table:formula="of:=[.A12]-26.4" office:value-type="float" office:value="373.6" calcext:value-type="float">
            <text:p>373.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table:formula="of:=[.B13]*[.N$2]+[.O$2]" office:value-type="float" office:value="403.537364241018" calcext:value-type="float">
            <text:p>403.537364241</text:p>
          </table:table-cell>
          <table:table-cell table:formula="of:=[.E13]-[.A13]" office:value-type="float" office:value="-6.46263575898234" calcext:value-type="float">
            <text:p>-6.462635759</text:p>
          </table:table-cell>
          <table:table-cell table:formula="of:=[.B13]*[.N$18]+[.O$18]" office:value-type="float" office:value="403.908174068013" calcext:value-type="float">
            <text:p>403.908174068</text:p>
          </table:table-cell>
          <table:table-cell table:formula="of:=[.G13]-[.A13]" office:value-type="float" office:value="-6.09182593198653" calcext:value-type="float">
            <text:p>-6.091825932</text:p>
          </table:table-cell>
          <table:table-cell table:formula="of:=[.B13]*[.L$9]+[.M$9]" office:value-type="float" office:value="382.947826086957" calcext:value-type="float">
            <text:p>382.947826087</text:p>
          </table:table-cell>
          <table:table-cell table:formula="of:=[.A13]-26.4" office:value-type="float" office:value="383.6" calcext:value-type="float">
            <text:p>383.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table:formula="of:=[.B14]*[.N$2]+[.O$2]" office:value-type="float" office:value="410.967772416124" calcext:value-type="float">
            <text:p>410.9677724161</text:p>
          </table:table-cell>
          <table:table-cell table:formula="of:=[.E14]-[.A14]" office:value-type="float" office:value="-4.03222758387597" calcext:value-type="float">
            <text:p>-4.0322275839</text:p>
          </table:table-cell>
          <table:table-cell table:formula="of:=[.B14]*[.N$18]+[.O$18]" office:value-type="float" office:value="411.089111007258" calcext:value-type="float">
            <text:p>411.0891110073</text:p>
          </table:table-cell>
          <table:table-cell table:formula="of:=[.G14]-[.A14]" office:value-type="float" office:value="-3.91088899274195" calcext:value-type="float">
            <text:p>-3.9108889927</text:p>
          </table:table-cell>
          <table:table-cell table:formula="of:=[.B14]*[.L$9]+[.M$9]" office:value-type="float" office:value="390.991304347826" calcext:value-type="float">
            <text:p>390.9913043478</text:p>
          </table:table-cell>
          <table:table-cell table:formula="of:=[.A14]-26.4" office:value-type="float" office:value="388.6" calcext:value-type="float">
            <text:p>388.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95" calcext:value-type="float">
            <text:p>1895</text:p>
          </table:table-cell>
          <table:table-cell table:number-columns-repeated="2"/>
          <table:table-cell table:formula="of:=[.B15]*[.N$2]+[.O$2]" office:value-type="float" office:value="415.988318480385" calcext:value-type="float">
            <text:p>415.9883184804</text:p>
          </table:table-cell>
          <table:table-cell table:formula="of:=[.E15]-[.A15]" office:value-type="float" office:value="-4.01168151961491" calcext:value-type="float">
            <text:p>-4.0116815196</text:p>
          </table:table-cell>
          <table:table-cell table:formula="of:=[.B15]*[.N$18]+[.O$18]" office:value-type="float" office:value="415.941095425667" calcext:value-type="float">
            <text:p>415.9410954257</text:p>
          </table:table-cell>
          <table:table-cell table:formula="of:=[.G15]-[.A15]" office:value-type="float" office:value="-4.05890457433344" calcext:value-type="float">
            <text:p>-4.0589045743</text:p>
          </table:table-cell>
          <table:table-cell table:formula="of:=[.B15]*[.L$9]+[.M$9]" office:value-type="float" office:value="396.426086956522" calcext:value-type="float">
            <text:p>396.4260869565</text:p>
          </table:table-cell>
          <table:table-cell table:formula="of:=[.A15]-26.4" office:value-type="float" office:value="393.6" calcext:value-type="float">
            <text:p>393.6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table:formula="of:=[.B16]*[.N$2]+[.O$2]" office:value-type="float" office:value="429.041738247464" calcext:value-type="float">
            <text:p>429.0417382475</text:p>
          </table:table-cell>
          <table:table-cell table:formula="of:=[.E16]-[.A16]" office:value-type="float" office:value="-0.958261752536089" calcext:value-type="float">
            <text:p>-0.9582617525</text:p>
          </table:table-cell>
          <table:table-cell table:formula="of:=[.B16]*[.N$18]+[.O$18]" office:value-type="float" office:value="428.556254913529" calcext:value-type="float">
            <text:p>428.5562549135</text:p>
          </table:table-cell>
          <table:table-cell table:formula="of:=[.G16]-[.A16]" office:value-type="float" office:value="-1.44374508647127" calcext:value-type="float">
            <text:p>-1.4437450865</text:p>
          </table:table-cell>
          <table:table-cell table:formula="of:=[.B16]*[.L$9]+[.M$9]" office:value-type="float" office:value="410.55652173913" calcext:value-type="float">
            <text:p>410.5565217391</text:p>
          </table:table-cell>
          <table:table-cell table:formula="of:=[.A16]-26.4" office:value-type="float" office:value="403.6" calcext:value-type="float">
            <text:p>403.6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table:formula="of:=[.B17]*[.N$2]+[.O$2]" office:value-type="float" office:value="441.091048801691" calcext:value-type="float">
            <text:p>441.0910488017</text:p>
          </table:table-cell>
          <table:table-cell table:formula="of:=[.E17]-[.A17]" office:value-type="float" office:value="1.09104880169053" calcext:value-type="float">
            <text:p>1.0910488017</text:p>
          </table:table-cell>
          <table:table-cell table:formula="of:=[.B17]*[.N$18]+[.O$18]" office:value-type="float" office:value="440.201017517709" calcext:value-type="float">
            <text:p>440.2010175177</text:p>
          </table:table-cell>
          <table:table-cell table:formula="of:=[.G17]-[.A17]" office:value-type="float" office:value="0.201017517709147" calcext:value-type="float">
            <text:p>0.2010175177</text:p>
          </table:table-cell>
          <table:table-cell table:formula="of:=[.B17]*[.L$9]+[.M$9]" office:value-type="float" office:value="423.6" calcext:value-type="float">
            <text:p>423.6</text:p>
          </table:table-cell>
          <table:table-cell table:formula="of:=[.A17]-26.4" office:value-type="float" office:value="413.6" calcext:value-type="float">
            <text:p>413.6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90" calcext:value-type="float">
            <text:p>2090</text:p>
          </table:table-cell>
          <table:table-cell table:number-columns-repeated="2"/>
          <table:table-cell table:formula="of:=[.B18]*[.N$2]+[.O$2]" office:value-type="float" office:value="455.148577781622" calcext:value-type="float">
            <text:p>455.1485777816</text:p>
          </table:table-cell>
          <table:table-cell table:formula="of:=[.E18]-[.A18]" office:value-type="float" office:value="5.14857778162155" calcext:value-type="float">
            <text:p>5.1485777816</text:p>
          </table:table-cell>
          <table:table-cell table:formula="of:=[.B18]*[.N$18]+[.O$18]" office:value-type="float" office:value="453.786573889253" calcext:value-type="float">
            <text:p>453.7865738893</text:p>
          </table:table-cell>
          <table:table-cell table:formula="of:=[.G18]-[.A18]" office:value-type="float" office:value="3.78657388925296" calcext:value-type="float">
            <text:p>3.7865738893</text:p>
          </table:table-cell>
          <table:table-cell table:formula="of:=[.B18]*[.L$9]+[.M$9]" office:value-type="float" office:value="438.817391304348" calcext:value-type="float">
            <text:p>438.8173913043</text:p>
          </table:table-cell>
          <table:table-cell table:formula="of:=[.A18]-26.4" office:value-type="float" office:value="423.6" calcext:value-type="float">
            <text:p>423.6</text:p>
          </table:table-cell>
          <table:table-cell table:number-matrix-columns-spanned="2" table:number-matrix-rows-spanned="5" table:formula="of:=LINEST([.A6:.A10];[.B6:.B10];1;1)" office:value-type="float" office:value="0.189287456572773" calcext:value-type="float">
            <text:p>0.1892874566</text:p>
          </table:table-cell>
          <table:table-cell office:value-type="float" office:value="48.3903423776962" calcext:value-type="float">
            <text:p>48.3903423777</text:p>
          </table:table-cell>
          <table:table-cell/>
          <table:table-cell table:number-matrix-columns-spanned="2" table:number-matrix-rows-spanned="5" table:formula="of:=LINEST([.A10:.A20];[.B10:.B20];1;1)" office:value-type="float" office:value="0.194079376736341" calcext:value-type="float">
            <text:p>0.1940793767</text:p>
          </table:table-cell>
          <table:table-cell office:value-type="float" office:value="48.1606765103012" calcext:value-type="float">
            <text:p>48.16067651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60" calcext:value-type="float">
            <text:p>2160</text:p>
          </table:table-cell>
          <table:table-cell table:number-columns-repeated="2"/>
          <table:table-cell table:formula="of:=[.B19]*[.N$2]+[.O$2]" office:value-type="float" office:value="469.206106761553" calcext:value-type="float">
            <text:p>469.2061067616</text:p>
          </table:table-cell>
          <table:table-cell table:formula="of:=[.E19]-[.A19]" office:value-type="float" office:value="9.20610676155258" calcext:value-type="float">
            <text:p>9.2061067616</text:p>
          </table:table-cell>
          <table:table-cell table:formula="of:=[.B19]*[.N$18]+[.O$18]" office:value-type="float" office:value="467.372130260797" calcext:value-type="float">
            <text:p>467.3721302608</text:p>
          </table:table-cell>
          <table:table-cell table:formula="of:=[.G19]-[.A19]" office:value-type="float" office:value="7.37213026079684" calcext:value-type="float">
            <text:p>7.3721302608</text:p>
          </table:table-cell>
          <table:table-cell table:formula="of:=[.B19]*[.L$9]+[.M$9]" office:value-type="float" office:value="454.034782608696" calcext:value-type="float">
            <text:p>454.0347826087</text:p>
          </table:table-cell>
          <table:table-cell table:formula="of:=[.A19]-26.4" office:value-type="float" office:value="433.6" calcext:value-type="float">
            <text:p>433.6</text:p>
          </table:table-cell>
          <table:table-cell office:value-type="float" office:value="0.00238698397581006" calcext:value-type="float">
            <text:p>0.002386984</text:p>
          </table:table-cell>
          <table:table-cell office:value-type="float" office:value="2.50075438115163" calcext:value-type="float">
            <text:p>2.5007543812</text:p>
          </table:table-cell>
          <table:table-cell/>
          <table:table-cell office:value-type="float" office:value="0.00579352241539796" calcext:value-type="float">
            <text:p>0.0057935224</text:p>
          </table:table-cell>
          <table:table-cell office:value-type="float" office:value="10.9786192229984" calcext:value-type="float">
            <text:p>10.9786192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80" calcext:value-type="float">
            <text:p>2180</text:p>
          </table:table-cell>
          <table:table-cell table:number-columns-repeated="2"/>
          <table:table-cell table:formula="of:=[.B20]*[.N$2]+[.O$2]" office:value-type="float" office:value="473.222543612961" calcext:value-type="float">
            <text:p>473.222543613</text:p>
          </table:table-cell>
          <table:table-cell table:formula="of:=[.E20]-[.A20]" office:value-type="float" office:value="3.22254361296143" calcext:value-type="float">
            <text:p>3.222543613</text:p>
          </table:table-cell>
          <table:table-cell table:formula="of:=[.B20]*[.N$18]+[.O$18]" office:value-type="float" office:value="471.253717795524" calcext:value-type="float">
            <text:p>471.2537177955</text:p>
          </table:table-cell>
          <table:table-cell table:formula="of:=[.G20]-[.A20]" office:value-type="float" office:value="1.25371779552364" calcext:value-type="float">
            <text:p>1.2537177955</text:p>
          </table:table-cell>
          <table:table-cell table:formula="of:=[.B20]*[.L$9]+[.M$9]" office:value-type="float" office:value="458.382608695652" calcext:value-type="float">
            <text:p>458.3826086957</text:p>
          </table:table-cell>
          <table:table-cell table:formula="of:=[.A20]-26.4" office:value-type="float" office:value="443.6" calcext:value-type="float">
            <text:p>443.6</text:p>
          </table:table-cell>
          <table:table-cell office:value-type="float" office:value="0.999523163541794" calcext:value-type="float">
            <text:p>0.9995231635</text:p>
          </table:table-cell>
          <table:table-cell office:value-type="float" office:value="0.919559669562487" calcext:value-type="float">
            <text:p>0.9195596696</text:p>
          </table:table-cell>
          <table:table-cell/>
          <table:table-cell office:value-type="float" office:value="0.992043904127818" calcext:value-type="float">
            <text:p>0.9920439041</text:p>
          </table:table-cell>
          <table:table-cell office:value-type="float" office:value="4.73235717281786" calcext:value-type="float">
            <text:p>4.7323571728</text:p>
          </table:table-cell>
        </table:table-row>
        <table:table-row table:style-name="ro1">
          <table:table-cell table:number-columns-repeated="10"/>
          <table:table-cell office:value-type="float" office:value="6288.46523586911" calcext:value-type="float">
            <text:p>6288.46523586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2.20808806088" calcext:value-type="float">
            <text:p>1122.20808806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5317.46323004234" calcext:value-type="float">
            <text:p>5317.4632300424</text:p>
          </table:table-cell>
          <table:table-cell office:value-type="float" office:value="2.53676995765761" calcext:value-type="float">
            <text:p>2.5367699577</text:p>
          </table:table-cell>
          <table:table-cell/>
          <table:table-cell office:value-type="float" office:value="25132.0795239363" calcext:value-type="float">
            <text:p>25132.0795239363</text:p>
          </table:table-cell>
          <table:table-cell office:value-type="float" office:value="201.556839700086" calcext:value-type="float">
            <text:p>201.5568397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23:02:07.480876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0:11:07.299357861</meta:creation-date>
    <dc:date>2017-09-08T16:02:14.397501811</dc:date>
    <meta:editing-duration>P1DT3H5M25S</meta:editing-duration>
    <meta:editing-cycles>7</meta:editing-cycles>
    <meta:generator>LibreOffice/5.1.6.2$Linux_X86_64 LibreOffice_project/10m0$Build-2</meta:generator>
    <meta:document-statistic meta:table-count="1" meta:cell-count="1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721cm" svg:height="14.955cm" xlink:href=".." xlink:type="simple" chart:class="chart:scatter" chart:style-name="ch1">
        <chart:legend chart:legend-position="end" svg:x="32.663cm" svg:y="6.929cm" style:legend-expansion="high" chart:style-name="ch2"/>
        <chart:plot-area chart:style-name="ch3" table:cell-range-address="Sheet1.A4:Sheet1.C22 Sheet1.B3:Sheet1.C3" chart:data-source-has-labels="row" svg:x="0.694cm" svg:y="0.299cm" svg:width="31.275cm" svg:height="14.357cm">
          <chartooo:coordinate-region svg:x="1.686cm" svg:y="0.498cm" svg:width="30.003cm" svg:height="13.5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2" chart:label-cell-address="Sheet1.B3:Sheet1.B3" chart:class="chart:scatter">
            <chart:domain table:cell-range-address="Sheet1.A4:Sheet1.A22"/>
            <chart:data-point chart:repeated="19"/>
          </chart:series>
          <chart:series chart:style-name="ch7" chart:values-cell-range-address="Sheet1.C4:Sheet1.C22" chart:label-cell-address="Sheet1.C3:Sheet1.C3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Sheet1.B3:Sheet1.B3</svg:desc>
                </draw:g>
              </table:table-cell>
              <table:table-cell office:value-type="string">
                <text:p>pwm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:Sheet1.A22</svg:desc>
                </draw:g>
              </table:table-cell>
              <table:table-cell office:value-type="float" office:value="350">
                <text:p>350</text:p>
                <draw:g>
                  <svg:desc>Sheet1.B4:Sheet1.B22</svg:desc>
                </draw:g>
              </table:table-cell>
              <table:table-cell office:value-type="float" office:value="1">
                <text:p>1</text:p>
                <draw:g>
                  <svg:desc>Sheet1.C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.5">
                <text:p>166.5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02">
                <text:p>8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963">
                <text:p>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005">
                <text:p>10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067">
                <text:p>10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330">
                <text:p>1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">
                <text:p>346</text:p>
              </table:table-cell>
              <table:table-cell office:value-type="float" office:value="1540">
                <text:p>1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790">
                <text:p>1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">
                <text:p>415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0">
                <text:p>43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">
                <text:p>44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952cm" style:legend-expansion="high" chart:style-name="ch2"/>
        <chart:plot-area chart:style-name="ch3" table:cell-range-address="Sheet1.B4:Sheet1.C12" chart:data-source-has-labels="both" svg:x="0.32cm" svg:y="0.18cm" svg:width="11.741cm" svg:height="8.64cm">
          <chartooo:coordinate-region svg:x="1.127cm" svg:y="0.379cm" svg:width="10.47cm" svg:height="7.794cm"/>
          <chart:axis chart:dimension="x" chart:name="primary-x" chart:style-name="ch4" chartooo:axis-type="auto">
            <chart:categories table:cell-range-address="Sheet1.B5:Sheet1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" chart:label-cell-address="Sheet1.C4:Sheet1.C4" chart:class="chart:scatter">
            <chart:domain table:cell-range-address="Sheet1.C4:Sheet1.C12"/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666">
                <text:p>666</text:p>
                <draw:g>
                  <svg:desc>Sheet1.B5:Sheet1.B12</svg:desc>
                </draw:g>
              </table:table-cell>
              <table:table-cell office:value-type="float" office:value="1">
                <text:p>1</text:p>
                <draw:g>
                  <svg:desc>Sheet1.C4:Sheet1.C12</svg:desc>
                </draw:g>
              </table:table-cell>
              <table:table-cell office:value-type="float" office:value="350">
                <text:p>350</text:p>
                <draw:g>
                  <svg:desc>Sheet1.B4:Sheet1.B12</svg:desc>
                </draw:g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0">
                <text:p>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5">
                <text:p>1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20">
                <text:p>2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25">
                <text:p>2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25">
                <text:p>2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0">
                <text:p>6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1790">
                <text:p>1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